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568cm" fo:margin-left="0.037cm" fo:margin-right="-0.016cm" table:align="margins"/>
    </style:style>
    <style:style style:name="Table1.A" style:family="table-column">
      <style:table-column-properties style:column-width="8.756cm" style:rel-column-width="4964*"/>
    </style:style>
    <style:style style:name="Table1.B" style:family="table-column">
      <style:table-column-properties style:column-width="8.812cm" style:rel-column-width="499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Default_20_Text">
      <style:text-properties style:font-name="Times New Roman"/>
    </style:style>
    <style:style style:name="P2" style:family="paragraph" style:parent-style-name="Default_20_Text">
      <style:paragraph-properties fo:line-height="100%"/>
      <style:text-properties style:font-name="Times New Roman"/>
    </style:style>
    <style:style style:name="P3" style:family="paragraph" style:parent-style-name="Text_20_Body_20_Single">
      <style:text-properties fo:font-weight="bold" style:font-weight-asian="bold" style:font-weight-complex="bold"/>
    </style:style>
    <style:style style:name="P4" style:family="paragraph" style:parent-style-name="Default_20_Text" style:list-style-name="L1"/>
    <style:style style:name="P5" style:family="paragraph" style:parent-style-name="Default_20_Text">
      <style:paragraph-properties fo:line-height="100%"/>
      <style:text-properties style:font-name="Times New Roman" fo:font-weight="bold" style:font-weight-asian="bold" style:font-weight-complex="bold"/>
    </style:style>
    <style:style style:name="P6" style:family="paragraph" style:parent-style-name="Default_20_Text">
      <style:paragraph-properties fo:line-height="100%"/>
      <style:text-properties style:font-name="Times New Roman"/>
    </style:style>
    <style:style style:name="P7" style:family="paragraph" style:parent-style-name="Default_20_Text" style:list-style-name="L2">
      <style:text-properties style:font-name="Times New Roman"/>
    </style:style>
    <style:style style:name="T1" style:family="text">
      <style:text-properties style:font-name="Times New Roman"/>
    </style:style>
    <text:list-style style:name="L1">
      <text:list-level-style-number text:level="1" style:num-suffix="." style:num-format="I">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I">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style:num-suffix="." style:num-format="I">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I">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I">
        <style:list-level-properties text:list-level-position-and-space-mode="label-alignment">
          <style:list-level-label-alignment text:label-followed-by="listtab" text:list-tab-stop-position="7.408cm" fo:text-indent="-0.741cm" fo:margin-left="7.408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1">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1">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1">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1">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7.408cm" fo:text-indent="-0.741cm" fo:margin-left="7.408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signment :-</text:p>
      <text:p text:style-name="Text_20_Body_20_Single"/>
      <text:p text:style-name="Text_20_Body_20_Single">1. Create the following table and answer the below questions</text:p>
      <table:table table:name="Table1" table:style-name="Table1">
        <table:table-column table:style-name="Table1.A"/>
        <table:table-column table:style-name="Table1.B"/>
        <table:table-row>
          <table:table-cell table:style-name="Table1.A1" office:value-type="string">
            <text:p text:style-name="Table_20_Contents">Name</text:p>
          </table:table-cell>
          <table:table-cell table:style-name="Table1.B1" office:value-type="string">
            <text:p text:style-name="Table_20_Contents">Course</text:p>
          </table:table-cell>
        </table:table-row>
        <table:table-row>
          <table:table-cell table:style-name="Table1.A2" office:value-type="string">
            <text:p text:style-name="Table_20_Contents">A</text:p>
          </table:table-cell>
          <table:table-cell table:style-name="Table1.B2" office:value-type="string">
            <text:p text:style-name="Table_20_Contents">Oracle</text:p>
          </table:table-cell>
        </table:table-row>
        <table:table-row>
          <table:table-cell table:style-name="Table1.A2" office:value-type="string">
            <text:p text:style-name="Table_20_Contents">b</text:p>
          </table:table-cell>
          <table:table-cell table:style-name="Table1.B2" office:value-type="string">
            <text:p text:style-name="Table_20_Contents">Oracle</text:p>
          </table:table-cell>
        </table:table-row>
        <table:table-row>
          <table:table-cell table:style-name="Table1.A2" office:value-type="string">
            <text:p text:style-name="Table_20_Contents">c</text:p>
          </table:table-cell>
          <table:table-cell table:style-name="Table1.B2" office:value-type="string">
            <text:p text:style-name="Table_20_Contents">Oracle</text:p>
          </table:table-cell>
        </table:table-row>
        <table:table-row>
          <table:table-cell table:style-name="Table1.A2" office:value-type="string">
            <text:p text:style-name="Table_20_Contents">p</text:p>
          </table:table-cell>
          <table:table-cell table:style-name="Table1.B2" office:value-type="string">
            <text:p text:style-name="Table_20_Contents">D6i</text:p>
          </table:table-cell>
        </table:table-row>
        <table:table-row>
          <table:table-cell table:style-name="Table1.A2" office:value-type="string">
            <text:p text:style-name="Table_20_Contents">q</text:p>
          </table:table-cell>
          <table:table-cell table:style-name="Table1.B2" office:value-type="string">
            <text:p text:style-name="Table_20_Contents">D6i</text:p>
          </table:table-cell>
        </table:table-row>
        <table:table-row>
          <table:table-cell table:style-name="Table1.A2" office:value-type="string">
            <text:p text:style-name="Table_20_Contents">r</text:p>
          </table:table-cell>
          <table:table-cell table:style-name="Table1.B2" office:value-type="string">
            <text:p text:style-name="Table_20_Contents">D6i</text:p>
          </table:table-cell>
        </table:table-row>
        <table:table-row>
          <table:table-cell table:style-name="Table1.A2" office:value-type="string">
            <text:p text:style-name="Table_20_Contents">x</text:p>
          </table:table-cell>
          <table:table-cell table:style-name="Table1.B2" office:value-type="string">
            <text:p text:style-name="Table_20_Contents">Unix</text:p>
          </table:table-cell>
        </table:table-row>
        <table:table-row>
          <table:table-cell table:style-name="Table1.A2" office:value-type="string">
            <text:p text:style-name="Table_20_Contents">y</text:p>
          </table:table-cell>
          <table:table-cell table:style-name="Table1.B2" office:value-type="string">
            <text:p text:style-name="Table_20_Contents">Unix</text:p>
          </table:table-cell>
        </table:table-row>
        <table:table-row>
          <table:table-cell table:style-name="Table1.A2" office:value-type="string">
            <text:p text:style-name="Table_20_Contents">z</text:p>
          </table:table-cell>
          <table:table-cell table:style-name="Table1.B2" office:value-type="string">
            <text:p text:style-name="Table_20_Contents">Unix</text:p>
          </table:table-cell>
        </table:table-row>
        <table:table-row>
          <table:table-cell table:style-name="Table1.A2" office:value-type="string">
            <text:p text:style-name="Table_20_Contents">a</text:p>
          </table:table-cell>
          <table:table-cell table:style-name="Table1.B2" office:value-type="string">
            <text:p text:style-name="Table_20_Contents">Unix</text:p>
          </table:table-cell>
        </table:table-row>
        <table:table-row>
          <table:table-cell table:style-name="Table1.A2" office:value-type="string">
            <text:p text:style-name="Table_20_Contents">p</text:p>
          </table:table-cell>
          <table:table-cell table:style-name="Table1.B2" office:value-type="string">
            <text:p text:style-name="Table_20_Contents">Unix</text:p>
          </table:table-cell>
        </table:table-row>
        <table:table-row>
          <table:table-cell table:style-name="Table1.A2" office:value-type="string">
            <text:p text:style-name="Table_20_Contents">x</text:p>
          </table:table-cell>
          <table:table-cell table:style-name="Table1.B2" office:value-type="string">
            <text:p text:style-name="Table_20_Contents">Oracle</text:p>
          </table:table-cell>
        </table:table-row>
        <table:table-row>
          <table:table-cell table:style-name="Table1.A2" office:value-type="string">
            <text:p text:style-name="Table_20_Contents">a</text:p>
          </table:table-cell>
          <table:table-cell table:style-name="Table1.B2" office:value-type="string">
            <text:p text:style-name="Table_20_Contents">D6i</text:p>
          </table:table-cell>
        </table:table-row>
        <table:table-row>
          <table:table-cell table:style-name="Table1.A2" office:value-type="string">
            <text:p text:style-name="Table_20_Contents">x</text:p>
          </table:table-cell>
          <table:table-cell table:style-name="Table1.B2" office:value-type="string">
            <text:p text:style-name="Table_20_Contents">D6i</text:p>
          </table:table-cell>
        </table:table-row>
        <table:table-row>
          <table:table-cell table:style-name="Table1.A2" office:value-type="string">
            <text:p text:style-name="Table_20_Contents">p</text:p>
          </table:table-cell>
          <table:table-cell table:style-name="Table1.B2" office:value-type="string">
            <text:p text:style-name="Table_20_Contents">Oracle</text:p>
          </table:table-cell>
        </table:table-row>
        <table:table-row>
          <table:table-cell table:style-name="Table1.A2" office:value-type="string">
            <text:p text:style-name="Table_20_Contents">b</text:p>
          </table:table-cell>
          <table:table-cell table:style-name="Table1.B2" office:value-type="string">
            <text:p text:style-name="Table_20_Contents">D6i</text:p>
          </table:table-cell>
        </table:table-row>
        <table:table-row>
          <table:table-cell table:style-name="Table1.A2" office:value-type="string">
            <text:p text:style-name="Table_20_Contents">q</text:p>
          </table:table-cell>
          <table:table-cell table:style-name="Table1.B2" office:value-type="string">
            <text:p text:style-name="Table_20_Contents">Oracle</text:p>
          </table:table-cell>
        </table:table-row>
        <table:table-row>
          <table:table-cell table:style-name="Table1.A2" office:value-type="string">
            <text:p text:style-name="Table_20_Contents">y</text:p>
          </table:table-cell>
          <table:table-cell table:style-name="Table1.B2" office:value-type="string">
            <text:p text:style-name="Table_20_Contents">Oracle</text:p>
          </table:table-cell>
        </table:table-row>
      </table:table>
      <text:p text:style-name="Default_20_Text"/>
      <text:p text:style-name="Default_20_Text"/>
      <text:p text:style-name="Default_20_Text"/>
      <text:p text:style-name="Default_20_Text"/>
      <text:list xml:id="list32743511" text:style-name="L1">
        <text:list-item>
          <text:p text:style-name="P4"><text:s/>List the students who joined for all courses.</text:p>
        </text:list-item>
        <text:list-item>
          <text:p text:style-name="P4"><text:s/>List the students who joined for any course <text:s text:c="2"/>( Atleast one course )</text:p>
        </text:list-item>
        <text:list-item>
          <text:p text:style-name="P4"><text:s/>List the students who joined only for 'oracle'</text:p>
        </text:list-item>
        <text:list-item>
          <text:p text:style-name="P4"><text:s/>List the students who joined for 'oracle' &amp; 'd6i'</text:p>
        </text:list-item>
        <text:list-item>
          <text:p text:style-name="P4"><text:s/>List the students who joined for 'oracle' or 'd6i'</text:p>
        </text:list-item>
      </text:lis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text:soft-page-break/>2. <text:span text:style-name="T1">Create a table students with marks of different subjects</text:span></text:p>
      <text:p text:style-name="P2">Student_Marks: Rollno, Maths, Physics, Chemistry</text:p>
      <text:p text:style-name="P2">1, 20, 18, 17</text:p>
      <text:p text:style-name="P2">2, 25, 22, 23</text:p>
      <text:p text:style-name="P2">3, 25, 20, 22</text:p>
      <text:p text:style-name="P2">4, 25, 21, 21</text:p>
      <text:p text:style-name="P2">5, 20, 18, 17</text:p>
      <text:p text:style-name="P2">6, 16, 11, 12</text:p>
      <text:p text:style-name="P2"/>
      <text:p text:style-name="P2">Generate ranks to students based on total marks. If total is same, tie breaker is marks subjects Maths, Physics, Chemistry in the order. If all marks in all subjects are same, students should get same ranks.</text:p>
      <text:p text:style-name="P5"/>
      <text:p text:style-name="P2">Desired Result:</text:p>
      <text:p text:style-name="P2"><text:s/>ROLLNO<text:tab/> <text:s text:c="4"/>RANK</text:p>
      <text:p text:style-name="P2">-------------- <text:s text:c="9"/>----------------</text:p>
      <text:p text:style-name="P2"><text:tab/> 2<text:tab/> <text:s text:c="3"/>1</text:p>
      <text:p text:style-name="P2"><text:tab/> 4<text:tab/> <text:s text:c="3"/>2</text:p>
      <text:p text:style-name="P2"><text:tab/> 3<text:tab/> <text:s text:c="3"/>3</text:p>
      <text:p text:style-name="P2"><text:tab/> 1<text:tab/> <text:s text:c="3"/>4</text:p>
      <text:p text:style-name="P2"><text:tab/> 5<text:tab/> <text:s text:c="3"/>4</text:p>
      <text:p text:style-name="P2"><text:tab/> 6<text:tab/> <text:s text:c="3"/>5</text:p>
      <text:p text:style-name="P1"/>
      <text:p text:style-name="P1"/>
      <text:list xml:id="list32747659" text:style-name="L2">
        <text:list-item>
          <text:p text:style-name="P7">Generate default password for employees, and the password is last 3 letters of name, last 2 digits of employee number, last 2 digits of joining year. And initial letter should be in capital letter, and rest in small letters.</text:p>
        </text:list-item>
      </text:list>
      <text:p text:style-name="P1"/>
      <text:p text:style-name="P1">4. <text:s/>Create the following tables</text:p>
      <text:p text:style-name="P2">orders : order_id, customer_id, delivery_status</text:p>
      <text:p text:style-name="P2">100, 10, Y</text:p>
      <text:p text:style-name="P2">101, 11, Y</text:p>
      <text:p text:style-name="P2">102, 10, N</text:p>
      <text:p text:style-name="P2"/>
      <text:p text:style-name="P2">Order_details : order_id, item_id, quantity</text:p>
      <text:p text:style-name="P2">100, 1, 2</text:p>
      <text:p text:style-name="P2">101, 1, 3</text:p>
      <text:p text:style-name="P2">101, 2, 1</text:p>
      <text:p text:style-name="P2">102, 2, 3</text:p>
      <text:p text:style-name="P2">102, 3, 4</text:p>
      <text:p text:style-name="P2"/>
      <text:p text:style-name="P2">item: item_id, item_name, price</text:p>
      <text:p text:style-name="P2">1, Pen, 10</text:p>
      <text:p text:style-name="P2">2, Pensil, 5</text:p>
      <text:p text:style-name="P2">3, Notebook, 15</text:p>
      <text:p text:style-name="P2"/>
      <text:p text:style-name="P2"/>
      <text:p text:style-name="P2"/>
      <text:p text:style-name="P2"/>
      <text:p text:style-name="P2"/>
      <text:p text:style-name="P2"><text:soft-page-break/>Write an SQL query that gives bill amount of all undelivered orders for customer id 10.</text:p>
      <text:p text:style-name="P2">Desired Result:</text:p>
      <text:p text:style-name="P2"><text:s/>ORDER_ID Bill Amount</text:p>
      <text:p text:style-name="P2">---------- -----------</text:p>
      <text:p text:style-name="P1"><text:s text:c="7"/>102<text:tab/> <text:s text:c="3"/>75</text:p>
      <text:p text:style-name="P1"/>
      <text:p text:style-name="P1"/>
      <text:p text:style-name="P1"/>
      <text:p text:style-name="P1"/>
      <text:p text:style-name="P1"/>
      <text:p text:style-name="P1">5. Using Cursor fetch top <text:s/>5 <text:s/>paid members and insert them into Top_fee_paid(memberid, name , Feepaid) /</text:p>
      <text:p text:style-name="P1"><text:s/>Do not use any top n <text:s/>analysis query for thi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7-23T14:34:33.45</meta:creation-date>
    <dc:date>2018-06-06T20:13:56.67</dc:date>
    <meta:editing-duration>PT7H19M15S</meta:editing-duration>
    <meta:editing-cycles>2</meta:editing-cycles>
    <meta:generator>OpenOffice.org/3.3$Win32 OpenOffice.org_project/330m20$Build-9567</meta:generator>
    <meta:document-statistic meta:table-count="1" meta:image-count="0" meta:object-count="0" meta:page-count="3" meta:paragraph-count="86" meta:word-count="339" meta:character-count="1779"/>
    <dc:creator>blaa blaa</dc:creator>
  </office:meta>
</office:document-meta>
</file>